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list-style-name="L17">
      <style:text-properties fo:color="#000000" style:font-name="DejaVu Sans" fo:font-size="14pt" fo:language="it" fo:country="IT" fo:font-weight="normal" officeooo:paragraph-rsid="001f06a1" style:font-size-asian="14pt" style:font-weight-asian="normal" style:font-size-complex="14pt" style:font-weight-complex="normal"/>
    </style:style>
    <style:style style:name="P32"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4"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5" style:family="paragraph" style:parent-style-name="Standard" style:list-style-name="L10">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36" style:family="paragraph" style:parent-style-name="Standard" style:list-style-name="L15">
      <style:text-properties fo:color="#000000" style:font-name="DejaVu Sans" fo:font-size="14pt" fo:language="it" fo:country="IT" fo:font-weight="bold" officeooo:paragraph-rsid="001e2fc8" style:font-size-asian="14pt" style:font-weight-asian="bold" style:font-size-complex="14pt" style:font-weight-complex="bold"/>
    </style:style>
    <style:style style:name="P37" style:family="paragraph" style:parent-style-name="Standard" style:list-style-name="L18">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8" style:family="paragraph" style:parent-style-name="Standard">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9" style:family="paragraph" style:parent-style-name="Standard" style:list-style-name="L20">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0" style:family="paragraph" style:parent-style-name="Standard" style:list-style-name="L22">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1" style:family="paragraph" style:parent-style-name="Standard" style:list-style-name="L23">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2" style:family="paragraph" style:parent-style-name="Standard">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3" style:family="paragraph" style:parent-style-name="Standard">
      <style:text-properties fo:color="#000000" style:font-name="DejaVu Sans" fo:font-size="14pt" fo:language="it" fo:country="IT" fo:font-weight="bold" officeooo:paragraph-rsid="0021d9f8" style:font-size-asian="14pt" style:font-weight-asian="bold" style:font-size-complex="14pt" style:font-weight-complex="bold"/>
    </style:style>
    <style:style style:name="P44" style:family="paragraph" style:parent-style-name="Standard" style:list-style-name="L28">
      <style:text-properties fo:color="#000000" style:font-name="DejaVu Sans" fo:font-size="14pt" fo:language="it" fo:country="IT" fo:font-weight="bold" officeooo:paragraph-rsid="0021d9f8" style:font-size-asian="14pt" style:font-weight-asian="bold" style:font-size-complex="14pt" style:font-weight-complex="bold"/>
    </style:style>
    <style:style style:name="P45"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46" style:family="paragraph" style:parent-style-name="Standard" style:list-style-name="L11">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7" style:family="paragraph" style:parent-style-name="Standard" style:list-style-name="L12">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8" style:family="paragraph" style:parent-style-name="Standard" style:list-style-name="L13">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9" style:family="paragraph" style:parent-style-name="Standard" style:list-style-name="L14">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0" style:family="paragraph" style:parent-style-name="Standard" style:list-style-name="L16">
      <style:text-properties fo:color="#000000" style:font-name="DejaVu Sans" fo:font-size="14pt" fo:language="it" fo:country="IT" fo:font-style="italic" fo:font-weight="bold" officeooo:paragraph-rsid="001e2fc8" style:font-size-asian="14pt" style:font-style-asian="italic" style:font-weight-asian="bold" style:font-size-complex="14pt" style:font-style-complex="italic" style:font-weight-complex="bold"/>
    </style:style>
    <style:style style:name="P51" style:family="paragraph" style:parent-style-name="Standard" style:list-style-name="L19">
      <style:text-properties fo:color="#000000" style:font-name="DejaVu Sans" fo:font-size="14pt" fo:language="it" fo:country="IT" fo:font-style="italic" fo:font-weight="bold" officeooo:paragraph-rsid="001fe91f" style:font-size-asian="14pt" style:font-style-asian="italic" style:font-weight-asian="bold" style:font-size-complex="14pt" style:font-style-complex="italic" style:font-weight-complex="bold"/>
    </style:style>
    <style:style style:name="P52" style:family="paragraph" style:parent-style-name="Standard" style:list-style-name="L24">
      <style:text-properties fo:color="#000000" style:font-name="DejaVu Sans" fo:font-size="14pt" fo:language="it" fo:country="IT" fo:font-style="italic" fo:font-weight="bold" officeooo:paragraph-rsid="0020963e" style:font-size-asian="14pt" style:font-style-asian="italic" style:font-weight-asian="bold" style:font-size-complex="14pt" style:font-style-complex="italic" style:font-weight-complex="bold"/>
    </style:style>
    <style:style style:name="P53" style:family="paragraph" style:parent-style-name="Standard" style:list-style-name="L25">
      <style:text-properties fo:color="#000000" style:font-name="DejaVu Sans" fo:font-size="14pt" fo:language="it" fo:country="IT" fo:font-style="italic" fo:font-weight="bold" officeooo:paragraph-rsid="0021d9f8" style:font-size-asian="14pt" style:font-style-asian="italic" style:font-weight-asian="bold" style:font-size-complex="14pt" style:font-style-complex="italic" style:font-weight-complex="bold"/>
    </style:style>
    <style:style style:name="P54" style:family="paragraph" style:parent-style-name="Standard" style:list-style-name="L27">
      <style:text-properties fo:color="#000000" style:font-name="DejaVu Sans" fo:font-size="14pt" fo:language="it" fo:country="IT" fo:font-style="italic" fo:font-weight="bold" officeooo:paragraph-rsid="0021d9f8" style:font-size-asian="14pt" style:font-style-asian="italic" style:font-weight-asian="bold" style:font-size-complex="14pt" style:font-style-complex="italic" style:font-weight-complex="bold"/>
    </style:style>
    <style:style style:name="P55"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56"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57"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58"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59" style:family="paragraph" style:parent-style-name="Standard">
      <style:text-properties fo:color="#000000" style:font-name="DejaVu Sans Mono" fo:font-size="14pt" fo:language="it" fo:country="IT" fo:font-weight="bold" officeooo:paragraph-rsid="00155a2e" style:font-size-asian="14pt" style:font-weight-asian="bold" style:font-size-complex="14pt" style:font-weight-complex="bold"/>
    </style:style>
    <style:style style:name="P60"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61"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62"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63"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64"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65"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66"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67" style:family="paragraph" style:parent-style-name="Standard" style:list-style-name="L5">
      <style:text-properties officeooo:paragraph-rsid="00197b9b"/>
    </style:style>
    <style:style style:name="P68" style:family="paragraph" style:parent-style-name="Standard" style:list-style-name="L6">
      <style:text-properties officeooo:paragraph-rsid="00197b9b"/>
    </style:style>
    <style:style style:name="P69"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fo:font-weight="normal" officeooo:rsid="0020963e" style:font-weight-asian="normal" style:font-weight-complex="normal"/>
    </style:style>
    <style:style style:name="T16" style:family="text">
      <style:text-properties fo:font-weight="normal" officeooo:rsid="0021d9f8"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weight="bold" style:font-weight-asian="bold" style:font-weight-complex="bold"/>
    </style:style>
    <style:style style:name="T20" style:family="text">
      <style:text-properties officeooo:rsid="0014268d"/>
    </style:style>
    <style:style style:name="T21" style:family="text">
      <style:text-properties officeooo:rsid="001430da"/>
    </style:style>
    <style:style style:name="T22" style:family="text">
      <style:text-properties fo:font-style="italic" officeooo:rsid="001f06a1" style:font-style-asian="italic" style:font-style-complex="italic"/>
    </style:style>
    <style:style style:name="T23" style:family="text">
      <style:text-properties fo:font-style="italic" fo:font-weight="normal" officeooo:rsid="001b1f4a" style:font-style-asian="italic" style:font-weight-asian="normal" style:font-style-complex="italic" style:font-weight-complex="normal"/>
    </style:style>
    <style:style style:name="T24" style:family="text">
      <style:text-properties fo:font-style="italic" fo:font-weight="normal" officeooo:rsid="001ca3a0" style:font-style-asian="italic" style:font-weight-asian="normal" style:font-style-complex="italic" style:font-weight-complex="normal"/>
    </style:style>
    <style:style style:name="T25" style:family="text">
      <style:text-properties fo:font-style="italic" fo:font-weight="normal" officeooo:rsid="001e2fc8" style:font-style-asian="italic" style:font-weight-asian="normal" style:font-style-complex="italic" style:font-weight-complex="normal"/>
    </style:style>
    <style:style style:name="T26" style:family="text">
      <style:text-properties fo:font-style="italic" fo:font-weight="normal" officeooo:rsid="001fe91f" style:font-style-asian="italic" style:font-weight-asian="normal" style:font-style-complex="italic" style:font-weight-complex="normal"/>
    </style:style>
    <style:style style:name="T27" style:family="text">
      <style:text-properties fo:font-style="italic" fo:font-weight="normal" officeooo:rsid="0020963e" style:font-style-asian="italic" style:font-weight-asian="normal" style:font-style-complex="italic" style:font-weight-complex="normal"/>
    </style:style>
    <style:style style:name="T28" style:family="text">
      <style:text-properties fo:font-style="italic" fo:font-weight="normal" officeooo:rsid="0021d9f8" style:font-style-asian="italic" style:font-weight-asian="normal" style:font-style-complex="italic" style:font-weight-complex="normal"/>
    </style:style>
    <style:style style:name="T29" style:family="text">
      <style:text-properties fo:font-style="italic" style:text-underline-style="none" fo:font-weight="normal" officeooo:rsid="001fe91f" style:font-style-asian="italic" style:font-weight-asian="normal" style:font-style-complex="italic" style:font-weight-complex="normal"/>
    </style:style>
    <style:style style:name="T30"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T31" style:family="text">
      <style:text-properties officeooo:rsid="001f06a1"/>
    </style:style>
    <style:style style:name="T32" style:family="text">
      <style:text-properties style:font-name="DejaVu Sans Mon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9">spesa</text:span> è identificata dallo scontrino, in cui è riportata la data e l'ora dell'acquisto, il nome del negozio e a volte anche il nome del cliente, se utilizza una tessera socio.</text:p>
      <text:p text:style-name="P8">Ad ogni <text:span text:style-name="T19">prodotto</text:span> inserito nel database viene associato un nome, una quantità ed un prezzo, inoltre viene anche associato ai membri dell'abitazione che lo utilizzeranno e quindi concorreranno all'acquisto.</text:p>
      <text:p text:style-name="P8">Ogni <text:span text:style-name="T19">abitante</text:span> è identificato da un'email, un nome utente, una password, nome e cognome e dalla casa in cui abita.</text:p>
      <text:p text:style-name="P8">La <text:span text:style-name="T19">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20">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7">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7">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7">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7">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7">id_ambiente</text:span>, <text:span text:style-name="T17">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7">id_pagamento</text:span><text:span text:style-name="T18">,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7">id_prodotto</text:span>, <text:span text:style-name="T17">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7">id_commento</text:span><text:span text:style-name="T18">,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3"><text:soft-page-break/><text:span text:style-name="T21">5. Codice SQL</text:span></text:p>
      <text:p text:style-name="P55"><text:span text:style-name="T21"/></text:p>
      <text:p text:style-name="P30"><text:span text:style-name="T21">Schema del database</text:span></text:p>
      <text:p text:style-name="P55"><text:span text:style-name="T21"/></text:p>
      <text:p text:style-name="P56"><text:span text:style-name="T21">CREATE TABLE IF NOT EXISTS ambiente (</text:span></text:p>
      <text:p text:style-name="P56"><text:span text:style-name="T21"><text:s text:c="2"/>id_ambiente INTEGER NOT NULL AUTO_INCREMENT PRIMARY KEY,</text:span></text:p>
      <text:p text:style-name="P56"><text:span text:style-name="T21"><text:s text:c="2"/>citta VARCHAR(45),</text:span></text:p>
      <text:p text:style-name="P56"><text:span text:style-name="T21"><text:s text:c="2"/>via VARCHAR(45),</text:span></text:p>
      <text:p text:style-name="P56"><text:span text:style-name="T21"><text:s text:c="2"/>cap VARCHAR(45),</text:span></text:p>
      <text:p text:style-name="P56"><text:span text:style-name="T21"><text:s text:c="2"/>numero_civico VARCHAR(45),</text:span></text:p>
      <text:p text:style-name="P56"><text:span text:style-name="T21"><text:s text:c="2"/>nome VARCHAR(45) NOT NULL </text:span></text:p>
      <text:p text:style-name="P56"><text:span text:style-name="T21">);</text:span></text:p>
      <text:p text:style-name="P56"><text:span text:style-name="T21"/></text:p>
      <text:p text:style-name="P56"><text:span text:style-name="T21">CREATE TABLE IF NOT EXISTS utente (</text:span></text:p>
      <text:p text:style-name="P56"><text:span text:style-name="T21"><text:s text:c="2"/>id_utente VARCHAR(45) NOT NULL PRIMARY KEY,</text:span></text:p>
      <text:p text:style-name="P56"><text:span text:style-name="T21"><text:s text:c="2"/>nome VARCHAR(45) NOT NULL ,</text:span></text:p>
      <text:p text:style-name="P56"><text:span text:style-name="T21"><text:s text:c="2"/>cognome VARCHAR(45) NOT NULL ,</text:span></text:p>
      <text:p text:style-name="P56"><text:span text:style-name="T21"><text:s text:c="2"/>password VARCHAR(45) NOT NULL ,</text:span></text:p>
      <text:p text:style-name="P56"><text:span text:style-name="T21"><text:s text:c="2"/>username VARCHAR(45) NOT NULL </text:span></text:p>
      <text:p text:style-name="P56"><text:span text:style-name="T21">);</text:span></text:p>
      <text:p text:style-name="P56"><text:span text:style-name="T21"/></text:p>
      <text:p text:style-name="P56"><text:span text:style-name="T21">CREATE TABLE IF NOT EXISTS appartenenza (</text:span></text:p>
      <text:p text:style-name="P56"><text:span text:style-name="T21"><text:s text:c="2"/>id_ambiente INTEGER NOT NULL ,</text:span></text:p>
      <text:p text:style-name="P56"><text:span text:style-name="T21"><text:s text:c="2"/>id_utente VARCHAR(45) NOT NULL ,</text:span></text:p>
      <text:p text:style-name="P56"><text:span text:style-name="T21"><text:s text:c="2"/>saldo FLOAT NOT NULL,</text:span></text:p>
      <text:p text:style-name="P56"><text:span text:style-name="T21"><text:s text:c="2"/>PRIMARY KEY (id_ambiente, id_utente) ,</text:span></text:p>
      <text:p text:style-name="P56"><text:span text:style-name="T21"><text:s text:c="2"/>FOREIGN KEY (id_ambiente) REFERENCES ambiente(id_ambiente),</text:span></text:p>
      <text:p text:style-name="P56"><text:span text:style-name="T21"><text:s text:c="2"/>FOREIGN KEY (id_utente) REFERENCES utente(id_utente)</text:span></text:p>
      <text:p text:style-name="P56"><text:span text:style-name="T21">);</text:span></text:p>
      <text:p text:style-name="P56"><text:span text:style-name="T21"/></text:p>
      <text:p text:style-name="P56"><text:span text:style-name="T21">CREATE TABLE IF NOT EXISTS spesa (</text:span></text:p>
      <text:p text:style-name="P56"><text:span text:style-name="T21"><text:s text:c="2"/>id_spesa INTEGER NOT NULL PRIMARY KEY AUTO_INCREMENT,</text:span></text:p>
      <text:p text:style-name="P56"><text:span text:style-name="T21"><text:s text:c="2"/>negozio VARCHAR(45) NULL ,</text:span></text:p>
      <text:p text:style-name="P56"><text:span text:style-name="T21"><text:s text:c="2"/>data DATETIME NOT NULL,</text:span></text:p>
      <text:p text:style-name="P56"><text:span text:style-name="T21"><text:s text:c="2"/>timestamp TIMESTAMP NOT NULL DEFAULT CURRENT_TIMESTAMP,</text:span></text:p>
      <text:p text:style-name="P56"><text:span text:style-name="T21"><text:s text:c="2"/>id_ambiente INTEGER NOT NULL,</text:span></text:p>
      <text:p text:style-name="P56"><text:span text:style-name="T21"><text:s text:c="2"/>id_utente VARCHAR(45) NOT NULL,</text:span></text:p>
      <text:p text:style-name="P56"><text:span text:style-name="T21"><text:s text:c="2"/>FOREIGN KEY(id_ambiente) REFERENCES ambiente(id_ambiente),</text:span></text:p>
      <text:p text:style-name="P56"><text:span text:style-name="T21"><text:s text:c="2"/>FOREIGN KEY(id_utente) REFERENCES utente(id_utente)</text:span></text:p>
      <text:p text:style-name="P56"><text:span text:style-name="T21">);</text:span></text:p>
      <text:p text:style-name="P56"><text:soft-page-break/><text:span text:style-name="T21"/></text:p>
      <text:p text:style-name="P56"><text:span text:style-name="T21">CREATE TABLE IF NOT EXISTS pagamento (</text:span></text:p>
      <text:p text:style-name="P56"><text:span text:style-name="T21"><text:s text:c="2"/>id_pagamento INTEGER NOT NULL PRIMARY KEY AUTO_INCREMENT,</text:span></text:p>
      <text:p text:style-name="P56"><text:span text:style-name="T21"><text:s text:c="2"/>importo FLOAT NOT NULL ,</text:span></text:p>
      <text:p text:style-name="P56"><text:span text:style-name="T21"><text:s text:c="2"/>timestamp TIMESTAMP NOT NULL DEFAULT CURRENT_TIMESTAMP,</text:span></text:p>
      <text:p text:style-name="P56"><text:span text:style-name="T21"><text:s text:c="2"/>id_pagante VARCHAR(45) NOT NULL ,</text:span></text:p>
      <text:p text:style-name="P56"><text:span text:style-name="T21"><text:s text:c="2"/>id_creditore VARCHAR(45) NOT NULL ,</text:span></text:p>
      <text:p text:style-name="P56"><text:span text:style-name="T21"><text:s text:c="2"/>FOREIGN KEY (id_pagante) REFERENCES utente(id_utente),</text:span></text:p>
      <text:p text:style-name="P56"><text:span text:style-name="T21"><text:s text:c="2"/>FOREIGN KEY (id_creditore) REFERENCES utente(id_utente)</text:span></text:p>
      <text:p text:style-name="P56"><text:span text:style-name="T21">);</text:span></text:p>
      <text:p text:style-name="P56"><text:span text:style-name="T21"/></text:p>
      <text:p text:style-name="P56"><text:span text:style-name="T21">CREATE TABLE IF NOT EXISTS prodotto (</text:span></text:p>
      <text:p text:style-name="P56"><text:span text:style-name="T21"><text:s text:c="2"/>id_prodotto INTEGER NOT NULL PRIMARY KEY AUTO_INCREMENT,</text:span></text:p>
      <text:p text:style-name="P56"><text:span text:style-name="T21"><text:s text:c="2"/>nome VARCHAR(45) NOT NULL ,</text:span></text:p>
      <text:p text:style-name="P56"><text:span text:style-name="T21"><text:s text:c="2"/>quantita INTEGER NOT NULL ,</text:span></text:p>
      <text:p text:style-name="P56"><text:span text:style-name="T21"><text:s text:c="2"/>costo FLOAT NOT NULL ,</text:span></text:p>
      <text:p text:style-name="P56"><text:span text:style-name="T21"><text:s text:c="2"/>descrizione VARCHAR(45) ,</text:span></text:p>
      <text:p text:style-name="P56"><text:span text:style-name="T21"><text:s text:c="2"/>codice_a_barre INTEGER ,</text:span></text:p>
      <text:p text:style-name="P56"><text:span text:style-name="T21"><text:s text:c="2"/>id_spesa INTEGER NOT NULL ,</text:span></text:p>
      <text:p text:style-name="P56"><text:span text:style-name="T21"><text:s text:c="2"/>FOREIGN KEY (id_spesa) REFERENCES spesa(id_spesa)</text:span></text:p>
      <text:p text:style-name="P56"><text:span text:style-name="T21">);</text:span></text:p>
      <text:p text:style-name="P56"><text:span text:style-name="T21"/></text:p>
      <text:p text:style-name="P56"><text:span text:style-name="T21">CREATE TABLE IF NOT EXISTS utilizzo (</text:span></text:p>
      <text:p text:style-name="P56"><text:span text:style-name="T21"><text:s text:c="2"/>id_prodotto INTEGER NOT NULL ,</text:span></text:p>
      <text:p text:style-name="P56"><text:span text:style-name="T21"><text:s text:c="2"/>id_utente VARCHAR(45) NOT NULL ,</text:span></text:p>
      <text:p text:style-name="P56"><text:span text:style-name="T21"><text:s text:c="2"/>PRIMARY KEY (`id_prodotto`, `id_utente`) ,</text:span></text:p>
      <text:p text:style-name="P56"><text:span text:style-name="T21"><text:s text:c="2"/>FOREIGN KEY (id_prodotto) REFERENCES prodotto(id_prodotto),</text:span></text:p>
      <text:p text:style-name="P56"><text:span text:style-name="T21"><text:s text:c="2"/>FOREIGN KEY (id_utente) REFERENCES utente(id_utente)</text:span></text:p>
      <text:p text:style-name="P56"><text:span text:style-name="T21">);</text:span></text:p>
      <text:p text:style-name="P56"><text:span text:style-name="T21"/></text:p>
      <text:p text:style-name="P56"><text:span text:style-name="T21">CREATE TABLE IF NOT EXISTS commento (</text:span></text:p>
      <text:p text:style-name="P56"><text:span text:style-name="T21"><text:s text:c="2"/>id_commento INTEGER NOT NULL AUTO_INCREMENT PRIMARY KEY,</text:span></text:p>
      <text:p text:style-name="P56"><text:span text:style-name="T21"><text:s text:c="2"/>testo VARCHAR(45) NOT NULL ,</text:span></text:p>
      <text:p text:style-name="P56"><text:span text:style-name="T21"><text:s text:c="2"/>timestamp TIMESTAMP NOT NULL DEFAULT CURRENT_TIMESTAMP,</text:span></text:p>
      <text:p text:style-name="P56"><text:span text:style-name="T21"><text:s text:c="2"/>id_prodotto INTEGER NOT NULL ,</text:span></text:p>
      <text:p text:style-name="P56"><text:span text:style-name="T21"><text:s text:c="2"/>id_utente VARCHAR(45) NOT NULL ,</text:span></text:p>
      <text:p text:style-name="P56"><text:span text:style-name="T21"><text:s text:c="2"/>FOREIGN KEY (id_prodotto) REFERENCES prodotto(id_prodotto),</text:span></text:p>
      <text:p text:style-name="P56"><text:span text:style-name="T21"><text:s text:c="2"/>FOREIGN KEY (id_utente) REFERENCES utente(id_utente)</text:span></text:p>
      <text:p text:style-name="P56"><text:span text:style-name="T21">);</text:span></text:p>
      <text:p text:style-name="P33"><text:soft-page-break/><text:span text:style-name="T21">Query delle operazioni</text:span></text:p>
      <text:p text:style-name="P33"><text:span text:style-name="T21"/></text:p>
      <text:list xml:id="list1262537826" text:style-name="L5">
        <text:list-item>
          <text:p text:style-name="P67"><text:span text:style-name="T30">Controlla se un utente appartiene ad un ambiente</text:span></text:p>
        </text:list-item>
      </text:list>
      <text:p text:style-name="P58"><text:span text:style-name="T6">SELECT * </text:span></text:p>
      <text:p text:style-name="P59"><text:span text:style-name="T6">FROM appartenenza </text:span></text:p>
      <text:p text:style-name="P59"><text:span text:style-name="T6">WHERE id_ambiente={} AND id_utente='{}';</text:span></text:p>
      <text:p text:style-name="P33"><text:span text:style-name="T6"/></text:p>
      <text:list xml:id="list1024839217" text:style-name="L6">
        <text:list-item>
          <text:p text:style-name="P68"><text:span text:style-name="T30">Calcola il numero di utenti di un ambiente</text:span></text:p>
        </text:list-item>
      </text:list>
      <text:p text:style-name="P58"><text:span text:style-name="T6">SELECT count(id_utente) AS nutenti </text:span></text:p>
      <text:p text:style-name="P60"><text:span text:style-name="T6">FROM appartenenza </text:span></text:p>
      <text:p text:style-name="P60"><text:span text:style-name="T6">WHERE id_utente='</text:span><text:span text:style-name="T7">{}</text:span><text:span text:style-name="T6">' AND id_ambiente=</text:span><text:span text:style-name="T7">{}</text:span><text:span text:style-name="T6">;<text:tab/></text:span></text:p>
      <text:p text:style-name="P61"><text:span text:style-name="T6"/></text:p>
      <text:list xml:id="list77219476" text:style-name="L7">
        <text:list-item>
          <text:p text:style-name="P69"><text:span text:style-name="T30">Inserisce un utente in un ambiente</text:span></text:p>
        </text:list-item>
      </text:list>
      <text:p text:style-name="P58"><text:span text:style-name="T6">INSERT INTO appartenenza </text:span><text:span text:style-name="T9">(id_utente, id_ambiente, saldo)</text:span></text:p>
      <text:p text:style-name="P58"><text:span text:style-name="T6">VALUES('{</text:span><text:span text:style-name="T8">}</text:span><text:span text:style-name="T6">','</text:span><text:span text:style-name="T8">{}</text:span><text:span text:style-name="T6">', </text:span><text:span text:style-name="T8">{}</text:span><text:span text:style-name="T6">);</text:span></text:p>
      <text:p text:style-name="P61"><text:span text:style-name="T6"/></text:p>
      <text:list xml:id="list466440364" text:style-name="L8">
        <text:list-item>
          <text:p text:style-name="P45"><text:span text:style-name="T9">Restituisce le informazioni degli utenti di un ambiente, con il saldo</text:span></text:p>
        </text:list-item>
      </text:list>
      <text:p text:style-name="P58"><text:span text:style-name="T9">S</text:span><text:span text:style-name="T6">ELECT username, saldo, nome, utente.id_utente </text:span></text:p>
      <text:p text:style-name="P58"><text:span text:style-name="T6">FROM appartenenza JOIN utente ON</text:span><text:span text:style-name="T6"> appartenenza.id_utente=utente.id_utente </text:span></text:p>
      <text:p text:style-name="P58"><text:span text:style-name="T6">WHERE id_ambiente={</text:span><text:span text:style-name="T9">}</text:span><text:span text:style-name="T6">;</text:span></text:p>
      <text:p text:style-name="P61"><text:span text:style-name="T6"/></text:p>
      <text:list xml:id="list1011906258" text:style-name="L9">
        <text:list-item>
          <text:p text:style-name="P34"><text:span text:style-name="T23">Recupera tutte le spese di un ambiente</text:span></text:p>
        </text:list-item>
      </text:list>
      <text:p text:style-name="P62"><text:span text:style-name="T6">SELECT * </text:span></text:p>
      <text:p text:style-name="P62"><text:span text:style-name="T6">FROM spesa </text:span></text:p>
      <text:p text:style-name="P62"><text:span text:style-name="T6">WHERE id_ambiente={</text:span><text:span text:style-name="T10">}</text:span><text:span text:style-name="T6">;</text:span></text:p>
      <text:p text:style-name="P61"><text:span text:style-name="T6"/></text:p>
      <text:list xml:id="list489425227" text:style-name="L10">
        <text:list-item>
          <text:p text:style-name="P35"><text:span text:style-name="T24">Controlla se un utente utilizza un certo prodotto</text:span></text:p>
        </text:list-item>
      </text:list>
      <text:p text:style-name="P63"><text:span text:style-name="T6">SELECT * </text:span></text:p>
      <text:p text:style-name="P63"><text:span text:style-name="T6">FROM utilizzo </text:span></text:p>
      <text:p text:style-name="P63"><text:span text:style-name="T6">WHERE id_prodotto={} AND id_utente='{</text:span><text:span text:style-name="T11">}'</text:span><text:span text:style-name="T6">;</text:span></text:p>
      <text:p text:style-name="P61"><text:span text:style-name="T6"/></text:p>
      <text:list xml:id="list1701850285" text:style-name="L11">
        <text:list-item>
          <text:p text:style-name="P46"><text:span text:style-name="T12">Recupera il nome utente di un certo utente</text:span></text:p>
        </text:list-item>
      </text:list>
      <text:p text:style-name="P64"><text:span text:style-name="T6">SELECT username </text:span></text:p>
      <text:p text:style-name="P64"><text:span text:style-name="T6">FROM utente </text:span></text:p>
      <text:p text:style-name="P64"><text:span text:style-name="T6">WHERE id_utente='</text:span><text:span text:style-name="T12">{}</text:span><text:span text:style-name="T6">';</text:span></text:p>
      <text:p text:style-name="P61"><text:span text:style-name="T6"/></text:p>
      <text:p text:style-name="P33"><text:span text:style-name="T6"/></text:p>
      <text:p text:style-name="P33"><text:span text:style-name="T6"/></text:p>
      <text:p text:style-name="P33"><text:span text:style-name="T6"/></text:p>
      <text:list xml:id="list627996574" text:style-name="L12">
        <text:list-item>
          <text:p text:style-name="P47"><text:soft-page-break/><text:span text:style-name="T12">Seleziona gli ambienti a cui un utente appartiene</text:span></text:p>
        </text:list-item>
      </text:list>
      <text:p text:style-name="P64"><text:span text:style-name="T6">SELECT * </text:span></text:p>
      <text:p text:style-name="P64"><text:span text:style-name="T6">FROM appartenenza JOIN ambiente ON appartenenza.id_ambiente=ambiente.id_ambiente </text:span></text:p>
      <text:p text:style-name="P64"><text:span text:style-name="T6">WHERE id_utente='</text:span><text:span text:style-name="T12">{}'</text:span><text:span text:style-name="T6">;</text:span></text:p>
      <text:p text:style-name="P61"><text:span text:style-name="T6"/></text:p>
      <text:list xml:id="list1453388955" text:style-name="L13">
        <text:list-item>
          <text:p text:style-name="P48"><text:span text:style-name="T12">Controlla se il login di un utente è corretto</text:span></text:p>
        </text:list-item>
      </text:list>
      <text:p text:style-name="P64"><text:span text:style-name="T6">SELECT * </text:span></text:p>
      <text:p text:style-name="P64"><text:span text:style-name="T6">FROM utente </text:span></text:p>
      <text:p text:style-name="P64"><text:span text:style-name="T6">WHERE id_utente='</text:span><text:span text:style-name="T12">{}</text:span><text:span text:style-name="T6">' AND password='</text:span><text:span text:style-name="T12">{}'</text:span><text:span text:style-name="T6">;</text:span></text:p>
      <text:p text:style-name="P61"><text:span text:style-name="T6"/></text:p>
      <text:list xml:id="list890118590" text:style-name="L14">
        <text:list-item>
          <text:p text:style-name="P49"><text:span text:style-name="T12">Modifica una spesa</text:span></text:p>
        </text:list-item>
      </text:list>
      <text:p text:style-name="P64"><text:span text:style-name="T6">UPDATE spesa </text:span></text:p>
      <text:p text:style-name="P64"><text:span text:style-name="T6">SET data='{}', negozio='{}' </text:span></text:p>
      <text:p text:style-name="P64"><text:span text:style-name="T6">WHERE id_spesa={};</text:span></text:p>
      <text:p text:style-name="P64"><text:span text:style-name="T6"/></text:p>
      <text:list xml:id="list1940465262" text:style-name="L15">
        <text:list-item>
          <text:p text:style-name="P36"><text:span text:style-name="T25">Seleziona tutte le persone che utilizzano un prodotto</text:span></text:p>
        </text:list-item>
      </text:list>
      <text:p text:style-name="P65"><text:span text:style-name="T6">SELECT * </text:span></text:p>
      <text:p text:style-name="P65"><text:span text:style-name="T6">FROM utilizzo </text:span></text:p>
      <text:p text:style-name="P65"><text:span text:style-name="T6">WHERE id_prodotto=</text:span><text:span text:style-name="T13">{}</text:span><text:span text:style-name="T6">;</text:span></text:p>
      <text:p text:style-name="P61"><text:span text:style-name="T6"/></text:p>
      <text:list xml:id="list204668719" text:style-name="L16">
        <text:list-item>
          <text:p text:style-name="P50"><text:span text:style-name="T13">Aggiorna il saldo di un utente</text:span></text:p>
        </text:list-item>
      </text:list>
      <text:p text:style-name="P65"><text:span text:style-name="T6">UPDATE appartenenza </text:span></text:p>
      <text:p text:style-name="P65"><text:span text:style-name="T6">SET saldo = saldo - {} </text:span></text:p>
      <text:p text:style-name="P65"><text:span text:style-name="T6">WHERE id_utente='{}' AND id_ambiente={};</text:span></text:p>
      <text:p text:style-name="P61"><text:span text:style-name="T6"/></text:p>
      <text:list xml:id="list257344774" text:style-name="L17">
        <text:list-item>
          <text:p text:style-name="P31"><text:span text:style-name="T22">Aggiorna una spesa</text:span></text:p>
        </text:list-item>
      </text:list>
      <text:p text:style-name="P57"><text:span text:style-name="T21">UPDATE prodotto </text:span></text:p>
      <text:p text:style-name="P57"><text:span text:style-name="T21">SET nome='{}', quantita={}, costo={}, descrizione='{}' </text:span></text:p>
      <text:p text:style-name="P57"><text:span text:style-name="T21">WHERE id_prodotto=</text:span><text:span text:style-name="T31">{}</text:span><text:span text:style-name="T21">;</text:span></text:p>
      <text:p text:style-name="P61"><text:span text:style-name="T6"/></text:p>
      <text:list xml:id="list725718632" text:style-name="L18">
        <text:list-item>
          <text:p text:style-name="P37"><text:span text:style-name="T26">Elimina gli utilizzi di un certo prodotto</text:span></text:p>
        </text:list-item>
      </text:list>
      <text:p text:style-name="P66"><text:span text:style-name="T6">DELETE FROM utilizzo </text:span></text:p>
      <text:p text:style-name="P66"><text:span text:style-name="T6">WHERE id_prodotto=</text:span><text:span text:style-name="T14">{}</text:span><text:span text:style-name="T6">;</text:span></text:p>
      <text:p text:style-name="P61"><text:span text:style-name="T6"/></text:p>
      <text:list xml:id="list1661974158" text:style-name="L19">
        <text:list-item>
          <text:p text:style-name="P51"><text:span text:style-name="T14">Memorizza l'utilizzo di un prodotto da parte di un utente</text:span></text:p>
        </text:list-item>
      </text:list>
      <text:p text:style-name="P61"><text:span text:style-name="T6">INSERT INTO utilizzo (id_prodotto, id_utente) VALUES ({}, '{</text:span><text:span text:style-name="T14">}</text:span><text:span text:style-name="T6">');</text:span></text:p>
      <text:p text:style-name="P33"><text:span text:style-name="T6"/></text:p>
      <text:p text:style-name="P33"><text:span text:style-name="T6"/></text:p>
      <text:list xml:id="list887222882" text:style-name="L20">
        <text:list-item>
          <text:p text:style-name="P39"><text:soft-page-break/><text:span text:style-name="T29">Seleziona un prodotto</text:span></text:p>
        </text:list-item>
      </text:list>
      <text:p text:style-name="P38"><text:span text:style-name="T6">SELECT * FROM prodotto WHERE id_spesa={};</text:span></text:p>
      <text:p text:style-name="P33"><text:span text:style-name="T6"/></text:p>
      <text:list xml:id="list1533103487" text:style-name="L22">
        <text:list-item>
          <text:p text:style-name="P40"><text:span text:style-name="T26">Crea un nuovo ambiente</text:span><text:span text:style-name="T6"><text:tab/></text:span></text:p>
        </text:list-item>
      </text:list>
      <text:p text:style-name="P42"><text:span text:style-name="T6">INSERT INTO ambiente </text:span></text:p>
      <text:p text:style-name="P42"><text:span text:style-name="T14">(citta, via, cap, numero_civico, nome) </text:span></text:p>
      <text:p text:style-name="P42"><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33"><text:span text:style-name="T6"/></text:p>
      <text:list xml:id="list640253046" text:style-name="L23">
        <text:list-item>
          <text:p text:style-name="P41"><text:span text:style-name="T27">Inserisce un utente in un ambiente</text:span></text:p>
        </text:list-item>
      </text:list>
      <text:p text:style-name="P42"><text:span text:style-name="T6">INSERT INTO appartenenza </text:span></text:p>
      <text:p text:style-name="P42"><text:span text:style-name="T15">(</text:span><text:span text:style-name="T15">id_ambiente, id_utente)</text:span></text:p>
      <text:p text:style-name="P42"><text:span text:style-name="T6">VALUES(</text:span><text:span text:style-name="T15">{}</text:span><text:span text:style-name="T6">, '{}');</text:span></text:p>
      <text:p text:style-name="P33"><text:span text:style-name="T6"/></text:p>
      <text:list xml:id="list1743581663" text:style-name="L24">
        <text:list-item>
          <text:p text:style-name="P52"><text:span text:style-name="T15">Inserisce un commento</text:span></text:p>
        </text:list-item>
      </text:list>
      <text:p text:style-name="P42"><text:span text:style-name="T6">INSERT INTO commento </text:span></text:p>
      <text:p text:style-name="P42"><text:span text:style-name="T6">(testo, id_prodotto, id_utente) </text:span></text:p>
      <text:p text:style-name="P42"><text:span text:style-name="T6">VALUES ('{}', {}, '</text:span><text:span text:style-name="T15">{</text:span><text:span text:style-name="T6">}');</text:span></text:p>
      <text:p text:style-name="P33"><text:span text:style-name="T6"/></text:p>
      <text:list xml:id="list1458443969" text:style-name="L25">
        <text:list-item>
          <text:p text:style-name="P53"><text:span text:style-name="T16">Inserisce un pagamento tra utenti</text:span></text:p>
        </text:list-item>
      </text:list>
      <text:p text:style-name="P43"><text:span text:style-name="T6">INSERT INTO pagamento </text:span></text:p>
      <text:p text:style-name="P43"><text:span text:style-name="T6">(importo, id_pagante, id_creditore) </text:span></text:p>
      <text:p text:style-name="P43"><text:span text:style-name="T6">VALUES ({}, '{}', '{}');</text:span></text:p>
      <text:p text:style-name="P33"><text:span text:style-name="T6"/></text:p>
      <text:list xml:id="list624322098" text:style-name="L27">
        <text:list-item>
          <text:p text:style-name="P54"><text:span text:style-name="T16">Inserisce una nuova spesa</text:span></text:p>
        </text:list-item>
      </text:list>
      <text:p text:style-name="P43"><text:span text:style-name="T6">INSERT INTO spesa </text:span></text:p>
      <text:p text:style-name="P43"><text:span text:style-name="T6">(negozio, id_ambiente, id_utente, data) </text:span></text:p>
      <text:p text:style-name="P43"><text:span text:style-name="T6">VALUES ('{}', {}, '{}', '{}');</text:span></text:p>
      <text:p text:style-name="P43"><text:span text:style-name="T6"/></text:p>
      <text:list xml:id="list798836418" text:style-name="L28">
        <text:list-item>
          <text:p text:style-name="P44"><text:span text:style-name="T28">Inserisce un nuovo prodotto</text:span></text:p>
        </text:list-item>
      </text:list>
      <text:p text:style-name="P43"><text:span text:style-name="T6">INSERT INTO prodotto</text:span></text:p>
      <text:p text:style-name="P43"><text:span text:style-name="T6">(nome, quantita, costo, descrizione, id_spesa)</text:span></text:p>
      <text:p text:style-name="P33"><text:span text:style-name="T16">VA</text:span><text:span text:style-name="T6">LUES ('{}', {}, </text:span><text:span text:style-name="T16">{</text:span><text:span text:style-name="T6">}, </text:span><text:span text:style-name="T16">'</text:span><text:span text:style-name="T6">{}', </text:span><text:span text:style-name="T16">{}</text:span><text:span text:style-name="T6">);</text:span></text:p>
      <text:p text:style-name="P33"><text:span text:style-name="T6"/></text:p>
      <text:p text:style-name="P33"><text:span text:style-name="T6"><text:tab/><text:tab/>query("UPDATE appartenenza SET saldo=saldo+{$prodotto['costo']} WHERE id_utente='{$_SESSION['email']}' AND id_ambiente={$_GET['ambiente']}");</text:span></text:p>
      <text:p text:style-name="P33"><text:span text:style-name="T6"/></text:p>
      <text:p text:style-name="P33"><text:span text:style-name="T6"><text:tab/><text:tab/><text:tab/>query("UPDATE appartenenza SET saldo=saldo-$costo_per_utilizzatore WHERE id_utente='$utente' AND id_ambiente={$_GET['ambiente']}");</text:span></text:p>
      <text:p text:style-name="P33"><text:span text:style-name="T6"><text:tab/><text:tab/><text:tab/>query("INSERT INTO utilizzo (id_prodotto, id_utente) </text:span><text:soft-page-break/><text:span text:style-name="T6">VALUES ($id_prodotto, '$utente');");</text:span></text:p>
      <text:p text:style-name="P33"><text:span text:style-name="T6"/></text:p>
      <text:p text:style-name="P33"><text:span text:style-name="T6"><text:tab/>$query = "SELECT * FROM utente WHERE id_utente='$email';";</text:span></text:p>
      <text:p text:style-name="P33"><text:span text:style-name="T6"/></text:p>
      <text:p text:style-name="P33"><text:span text:style-name="T6"><text:tab/><text:tab/>$query = "INSERT INTO utente VALUES('$email', '$nome', '$cognome', '$password', '$nomeutente');";</text:span></text:p>
      <text:p text:style-name="P33"><text:span text:style-name="T6"/></text:p>
      <text:p text:style-name="P33"><text:span text:style-name="T6"><text:tab/><text:tab/>$query = "DELETE FROM appartenenza WHERE id_utente='".$_SESSION['email']."' AND id_ambiente=".$_GET['ambiente']." AND saldo=0";</text:span></text:p>
      <text:p text:style-name="P33"><text:span text:style-name="T6"/></text:p>
      <text:p text:style-name="P33"><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21:02:40</dc:date>
    <dc:creator>tapion </dc:creator>
    <meta:editing-duration>PT11H53M26S</meta:editing-duration>
    <meta:editing-cycles>30</meta:editing-cycles>
    <meta:generator>LibreOffice/3.6$Linux_X86_64 LibreOffice_project/360m1$Build-2</meta:generator>
    <meta:document-statistic meta:table-count="5" meta:image-count="2" meta:object-count="0" meta:page-count="15" meta:paragraph-count="379" meta:word-count="2353" meta:character-count="16518" meta:non-whitespace-character-count="14407"/>
  </office:meta>
</office:document-meta>
</file>